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fo:language="en" fo:country="US" officeooo:rsid="000cddba" officeooo:paragraph-rsid="000cddba"/>
    </style:style>
    <style:style style:name="P2" style:family="paragraph" style:parent-style-name="Nadpis1">
      <style:text-properties fo:font-variant="small-caps" style:font-name="Times New Roman" fo:font-size="36pt" fo:language="cs" fo:country="CZ" fo:font-weight="bold" officeooo:rsid="000cddba" officeooo:paragraph-rsid="000cddba" style:font-name-asian="Microsoft YaHei" style:font-size-asian="14pt" style:font-name-complex="Lucida Sans" style:font-size-complex="14pt"/>
    </style:style>
    <style:style style:name="P3" style:family="paragraph" style:parent-style-name="Hlavička">
      <style:text-properties fo:font-variant="small-caps" style:font-name="Times New Roman" fo:font-size="36pt" fo:language="cs" fo:country="CZ" fo:font-weight="bold" officeooo:rsid="000cddba" officeooo:paragraph-rsid="000cddba" style:font-name-asian="Microsoft YaHei" style:font-size-asian="14pt" style:font-name-complex="Lucida Sans" style:font-size-complex="14pt"/>
    </style:style>
    <style:style style:name="P4" style:family="paragraph" style:parent-style-name="text">
      <style:text-properties fo:font-variant="small-caps" style:font-name="Times New Roman" fo:font-size="36pt" fo:language="cs" fo:country="CZ" fo:font-weight="bold" officeooo:rsid="000cddba" officeooo:paragraph-rsid="000cddba" style:font-name-asian="Microsoft YaHei" style:font-size-asian="14pt" style:font-name-complex="Lucida Sans" style:font-size-complex="14pt"/>
    </style:style>
    <style:style style:name="P5" style:family="paragraph" style:parent-style-name="text" style:list-style-name="L1">
      <style:text-properties fo:language="cs" fo:country="CZ" officeooo:rsid="000cddba" officeooo:paragraph-rsid="000cddba"/>
    </style:style>
    <style:style style:name="P6" style:family="paragraph" style:parent-style-name="text" style:list-style-name="L1">
      <style:text-properties fo:language="cs" fo:country="CZ" officeooo:rsid="001090a7" officeooo:paragraph-rsid="001090a7"/>
    </style:style>
    <style:style style:name="P7" style:family="paragraph" style:parent-style-name="text" style:list-style-name="L1">
      <style:text-properties fo:language="cs" fo:country="CZ" officeooo:rsid="0010d2a1" officeooo:paragraph-rsid="0010d2a1"/>
    </style:style>
    <style:style style:name="P8" style:family="paragraph" style:parent-style-name="text" style:list-style-name="L1">
      <style:text-properties fo:language="en" fo:country="US" officeooo:rsid="000cddba" officeooo:paragraph-rsid="000cddba"/>
    </style:style>
    <style:style style:name="P9" style:family="paragraph" style:parent-style-name="text" style:list-style-name="L1">
      <style:text-properties fo:language="en" fo:country="US" officeooo:rsid="000edc40" officeooo:paragraph-rsid="000edc40"/>
    </style:style>
    <style:style style:name="P10" style:family="paragraph" style:parent-style-name="text" style:list-style-name="L1">
      <style:text-properties fo:language="en" fo:country="US" officeooo:rsid="001090a7" officeooo:paragraph-rsid="001090a7"/>
    </style:style>
    <style:style style:name="P11" style:family="paragraph" style:parent-style-name="text">
      <style:text-properties fo:language="en" fo:country="US" officeooo:rsid="0010d2a1" officeooo:paragraph-rsid="0010d2a1"/>
    </style:style>
    <style:style style:name="P12" style:family="paragraph" style:parent-style-name="text" style:list-style-name="L1">
      <style:text-properties fo:language="en" fo:country="US" officeooo:rsid="0011caa0" officeooo:paragraph-rsid="0011caa0"/>
    </style:style>
    <style:style style:name="P13" style:family="paragraph" style:parent-style-name="text" style:list-style-name="L1">
      <style:text-properties fo:language="en" fo:country="US" officeooo:rsid="00126abc" officeooo:paragraph-rsid="00126abc"/>
    </style:style>
    <style:style style:name="P14" style:family="paragraph" style:parent-style-name="text" style:list-style-name="">
      <style:paragraph-properties>
        <style:tab-stops/>
      </style:paragraph-properties>
      <style:text-properties fo:language="en" fo:country="US" officeooo:rsid="00126abc" officeooo:paragraph-rsid="00126abc"/>
    </style:style>
    <style:style style:name="P15" style:family="paragraph" style:parent-style-name="text">
      <style:text-properties fo:language="en" fo:country="US" officeooo:rsid="00145e40" officeooo:paragraph-rsid="00145e40"/>
    </style:style>
    <style:style style:name="P16" style:family="paragraph" style:parent-style-name="text" style:list-style-name="L2">
      <style:text-properties fo:language="en" fo:country="US" officeooo:rsid="00145e40" officeooo:paragraph-rsid="00145e40"/>
    </style:style>
    <style:style style:name="P17" style:family="paragraph" style:parent-style-name="text" style:list-style-name="L1">
      <style:paragraph-properties fo:break-before="page"/>
      <style:text-properties fo:language="en" fo:country="US" officeooo:rsid="0011caa0" officeooo:paragraph-rsid="0011caa0"/>
    </style:style>
    <style:style style:name="P18" style:family="paragraph" style:parent-style-name="text" style:list-style-name="L1">
      <style:paragraph-properties fo:break-before="page"/>
      <style:text-properties fo:language="en" fo:country="US" officeooo:rsid="00126abc" officeooo:paragraph-rsid="00126a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litický systém v 20. letech v ČSR</text:p>
      <text:p text:style-name="P2"/>
      <text:p text:style-name="P4"/>
      <text:list xml:id="list2656685925" text:style-name="L1">
        <text:list-item>
          <text:p text:style-name="P5">Strana Sociálně demokratická</text:p>
          <text:list>
            <text:list-item>
              <text:p text:style-name="P5">F. Soukup</text:p>
            </text:list-item>
          </text:list>
        </text:list-item>
        <text:list-item>
          <text:p text:style-name="P5">Strana Agrární</text:p>
          <text:list>
            <text:list-item>
              <text:p text:style-name="P5">Švehla</text:p>
            </text:list-item>
          </text:list>
        </text:list-item>
        <text:list-item>
          <text:p text:style-name="P5">Národní demokracie</text:p>
          <text:list>
            <text:list-item>
              <text:p text:style-name="P5">Kramář, Rašín</text:p>
            </text:list-item>
            <text:list-item>
              <text:p text:style-name="P5">proti menšinám</text:p>
            </text:list-item>
            <text:list-item>
              <text:p text:style-name="P5">krajní pravice</text:p>
            </text:list-item>
          </text:list>
        </text:list-item>
        <text:list-item>
          <text:p text:style-name="P5">strana socialistická (národní socialisté)</text:p>
          <text:list>
            <text:list-item>
              <text:p text:style-name="P5">V. Klofáč</text:p>
            </text:list-item>
            <text:list-item>
              <text:p text:style-name="P5">střední třida</text:p>
            </text:list-item>
          </text:list>
        </text:list-item>
        <text:list-item>
          <text:p text:style-name="P5">strana Lidiová</text:p>
          <text:list>
            <text:list-item>
              <text:p text:style-name="P5">Katolické <text:s/>vrstvy</text:p>
            </text:list-item>
            <text:list-item>
              <text:p text:style-name="P5">J. Šrámek</text:p>
            </text:list-item>
          </text:list>
        </text:list-item>
      </text:list>
      <text:p text:style-name="P1"/>
      <text:list xml:id="list133908410965616" text:continue-numbering="true" text:style-name="L1">
        <text:list-item>
          <text:p text:style-name="P8">1. volby do obecních zastupitelstev</text:p>
          <text:list>
            <text:list-item>
              <text:p text:style-name="P8">všeobecné volební právo pro muže I ženy &gt; 21</text:p>
            </text:list-item>
            <text:list-item>
              <text:p text:style-name="P8">sociální demokracie</text:p>
            </text:list-item>
            <text:list-item>
              <text:p text:style-name="P8">agrárníci</text:p>
            </text:list-item>
            <text:list-item>
              <text:p text:style-name="P8">národni socialisté</text:p>
            </text:list-item>
            <text:list-item>
              <text:p text:style-name="P8">lidovci</text:p>
            </text:list-item>
            <text:list-item>
              <text:p text:style-name="P8">=&gt; rudo-zelená koalice</text:p>
            </text:list-item>
          </text:list>
        </text:list-item>
        <text:list-item>
          <text:p text:style-name="P8">29.2.1920 Ústavní listina ČSR</text:p>
          <text:list>
            <text:list-item>
              <text:p text:style-name="P8">inspirace Francií</text:p>
            </text:list-item>
            <text:list-item>
              <text:p text:style-name="P8">např. o občanských právech a povinnostech</text:p>
            </text:list-item>
            <text:list-item>
              <text:p text:style-name="P8">rozdělení moci</text:p>
              <text:list>
                <text:list-item>
                  <text:p text:style-name="P8">zákonodárná</text:p>
                  <text:list>
                    <text:list-item>
                      <text:p text:style-name="P8">Národní shromáždění = parlament</text:p>
                    </text:list-item>
                  </text:list>
                </text:list-item>
                <text:list-item>
                  <text:p text:style-name="P8">výkoná</text:p>
                </text:list-item>
                <text:list-item>
                  <text:p text:style-name="P8">soudní</text:p>
                </text:list-item>
              </text:list>
            </text:list-item>
          </text:list>
        </text:list-item>
        <text:list-item>
          <text:p text:style-name="P8">1. volby do NS</text:p>
          <text:list>
            <text:list-item>
              <text:p text:style-name="P8">všeobecné volební právo</text:p>
            </text:list-item>
            <text:list-item>
              <text:p text:style-name="P8">Sociální demokracie</text:p>
            </text:list-item>
          </text:list>
        </text:list-item>
        <text:list-item>
          <text:p text:style-name="P9">Krize soc. Demokracie</text:p>
          <text:list>
            <text:list-item>
              <text:p text:style-name="P9">extrémní levice</text:p>
              <text:list>
                <text:list-item>
                  <text:p text:style-name="P9">Bohumín Šmeral</text:p>
                </text:list-item>
                <text:list-item>
                  <text:p text:style-name="P9">prosazování komunistických ideálů</text:p>
                </text:list-item>
              </text:list>
            </text:list-item>
          </text:list>
        </text:list-item>
        <text:list-item>
          <text:p text:style-name="P9">Pětka a Hrad</text:p>
          <text:list>
            <text:list-item>
              <text:p text:style-name="P9"><text:soft-page-break/>Pětka – dohoda představitelů nejvlivnějších stran</text:p>
            </text:list-item>
            <text:list-item>
              <text:p text:style-name="P9">domlouvali s Masarykem budoucí politiku</text:p>
            </text:list-item>
            <text:list-item>
              <text:p text:style-name="P10">skupina Hradu</text:p>
              <text:list>
                <text:list-item>
                  <text:p text:style-name="P10">seskupení okolo prezidentna Masaryka</text:p>
                </text:list-item>
              </text:list>
            </text:list-item>
          </text:list>
        </text:list-item>
        <text:list-item>
          <text:p text:style-name="P10">krize 21-23</text:p>
          <text:list>
            <text:list-item>
              <text:p text:style-name="P6">nástup fašistckých režimů v okolních státech</text:p>
            </text:list-item>
          </text:list>
        </text:list-item>
        <text:list-item>
          <text:p text:style-name="P6">KSČ</text:p>
          <text:list>
            <text:list-item>
              <text:p text:style-name="P6">široká podpora</text:p>
            </text:list-item>
            <text:list-item>
              <text:p text:style-name="P6">i intelektuálnové a umělci</text:p>
            </text:list-item>
          </text:list>
        </text:list-item>
        <text:list-item>
          <text:p text:style-name="P7">Slovenská Hlinkova strana</text:p>
        </text:list-item>
      </text:list>
      <text:p text:style-name="P11"/>
      <text:p text:style-name="P11"/>
      <text:p text:style-name="P11"/>
      <text:list xml:id="list133909086717024" text:continue-numbering="true" text:style-name="L1">
        <text:list-item>
          <text:p text:style-name="P17">2. volby do Národního shromáždění</text:p>
          <text:list>
            <text:list-item>
              <text:p text:style-name="P12">agrárníci</text:p>
            </text:list-item>
            <text:list-item>
              <text:p text:style-name="P12">KSČ</text:p>
            </text:list-item>
            <text:list-item>
              <text:p text:style-name="P12">Lidivci</text:p>
            </text:list-item>
            <text:list-item>
              <text:p text:style-name="P12">=&gt; vláda A. Švehly – bez komunistů</text:p>
            </text:list-item>
          </text:list>
        </text:list-item>
        <text:list-item>
          <text:p text:style-name="P13">Mezinárdní vztahy</text:p>
          <text:list>
            <text:list-item>
              <text:p text:style-name="P13">Malá dohoda – ČSR, Rumunsko, Jugoslavie</text:p>
            </text:list-item>
          </text:list>
        </text:list-item>
      </text:list>
      <text:p text:style-name="P14"/>
      <text:list xml:id="list133909170651002" text:continue-numbering="true" text:style-name="L1">
        <text:list-item>
          <text:p text:style-name="P18">Ideologie</text:p>
          <text:list>
            <text:list-item>
              <text:p text:style-name="P13">myšlenkový soubor</text:p>
            </text:list-item>
            <text:list-item>
              <text:p text:style-name="P13">využíván politicky</text:p>
            </text:list-item>
            <text:list-item>
              <text:p text:style-name="P13">Antisemitismu, šovinismus, … </text:p>
            </text:list-item>
          </text:list>
        </text:list-item>
        <text:list-item>
          <text:p text:style-name="P13">extremismus</text:p>
          <text:list>
            <text:list-item>
              <text:p text:style-name="P13">zneužití ideologií v politice</text:p>
            </text:list-item>
          </text:list>
        </text:list-item>
      </text:list>
      <text:p text:style-name="P15">Fašismus</text:p>
      <text:list xml:id="list2153341605" text:style-name="L2">
        <text:list-item>
          <text:p text:style-name="P16">vznik v Itálii</text:p>
        </text:list-item>
        <text:list-item>
          <text:p text:style-name="P16">pravicový ectremismus</text:p>
        </text:list-item>
        <text:list-item>
          <text:p text:style-name="P16">z ideologie nacionalismu</text:p>
          <text:list>
            <text:list-item>
              <text:p text:style-name="P16">v popředí stát/národ</text:p>
            </text:list-item>
          </text:list>
        </text:list-item>
        <text:list-item>
          <text:p text:style-name="P16">Černé košile</text:p>
        </text:list-item>
        <text:list-item>
          <text:p text:style-name="P16">Korporatismus</text:p>
        </text:list-item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4-03T19:36:35.122000000</meta:creation-date>
    <dc:date>2020-03-10T13:39:06.990038070</dc:date>
    <meta:editing-duration>PT31M42S</meta:editing-duration>
    <meta:editing-cycles>11</meta:editing-cycles>
    <meta:generator>LibreOffice/6.4.1.2$Linux_X86_64 LibreOffice_project/40$Build-2</meta:generator>
    <meta:document-statistic meta:table-count="0" meta:image-count="0" meta:object-count="0" meta:page-count="4" meta:paragraph-count="69" meta:word-count="253" meta:character-count="1408" meta:non-whitespace-character-count="1285"/>
  </office:meta>
</office:document-meta>
</file>